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parsedDSCComment.isDSC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parsedDSCComme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parsedDSCComment.isAt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parsedDSCComment.parse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parsedDSCComment.getEv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parsedDSCComment.UnparsedDSCComme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parsedDSCComment.generate( PSGenerator g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parsedDSCComment.has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parsedDSCComment.asDSC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